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normal" style:font-weight-asian="normal" style:font-weight-complex="normal"/>
    </style:style>
    <style:style style:name="P3" style:family="paragraph" style:parent-style-name="Standard">
      <style:text-properties fo:language="en" fo:country="U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pan><text:span text:style-name="T2">Login</text:span><text:span text:style-name="T1">*</text:span></text:p>
      <text:p text:style-name="P1">(Speaker 1) Hello, this is an example of how the use case „Invoice“ is executed with Team Es program. I'm going to start off by logging in +Speaker logs in+</text:p>
      <text:p text:style-name="P1"/>
      <text:p text:style-name="P1">*Start*. The screen you can see now is called the „home screen“. It's center consists of a weather forecast +Weather forecasts gets framed+. On the top you can see the a menu which allows you to execute different actions +Menu gets framed+.To start the use case „Invoice“, click the „Invoice“ button in the menu+Invoice button gets framed++Speaker clicks Invoice button+ </text:p>
      <text:p text:style-name="P1"/>
      <text:p text:style-name="P1">*<text:span text:style-name="T2">Invoice Screen</text:span>* Below the top menu, the search fields for „Last Name“, „First Name“, and „Room Nr“+Search fields are framed“, as well as a progress bar +progress bar is framed+ have appeared. The center of the screen is now made up of two tables, „Available Habitations“ +framed+ and „Selected Habitations“ + framed+, as well as a few selection buttons +framed+. Also, the lower left corner now houses an „abort button“ +framed+, which you can press in case you want to abort the use case. To progress, enter a name or a room number into the respective search fields. +Speaker fills fields + <text:s/>Click the search button to start the search +Speaker starts search+. As you can see, one or more habitations have appeared in the „Available Habitations“ table. Choose the ones you want to work with, by selecting them and pushing the button with the arrow pointing to the right +arrow button framed+. The habitation should now have disappeared from the „Available habitations“ table, and appeared in the „Selected habitations“ table. You can also move all habitations by pressing the button with the two arrows+two arrow button framed+. Once you have selected all of the habitations you want to chose, you can progress by pressing the “Intermediate Invoice” button +Intermediate Invoice button framed++Speaker presses Intermediate Invoice button+.</text:p>
      <text:p text:style-name="P2"/>
      <text:p text:style-name="P2">*Intermediate Invoice* The center of the screen now shows how the Invoice currently looks like +center framed+. You can zoom, print, browse through the document etc. by using the menubar right above the center +menubar framed+. If you want to split or cancel certain items of the invoice, click the “Split/Cancel” button in the bottom right corner +split cancel framed+. If you don't want to change anything about the invoice you can proceed directly to the customer selection by pressing the “customer selection” button right next to it +customer selection framed++Speaker presses split cancel button+.</text:p>
      <text:p text:style-name="P2"/>
      <text:p text:style-name="P2">*Split Cancel Invoice* This screen displays all the items belonging to this invoice. The “total amount” column +framed+ shows you the complete amount of items of a type that has been consumed by a guest, the “description” column +framed+ shows you the name of the items, the “single price” column +framed+ shows you what one piece of the items costs and the “total price” shows you the piece of one item multiplied by the number of items the guest has consumed. By entering a number into the “selection amount” column +framed+ or pressing the red “x” button +framed+ in the corresponding line, you can reduce the amount of items. Once you are happy with the invoice, proceed by pressing the “Intermediate Invoice” button +speaker presses intermediate invoice button+.</text:p>
      <text:p text:style-name="P2"/>
      <text:p text:style-name="P2">*Intermediate Invoice* Press the “customer selection” button +framed+ to proceed to the next screen +speaker presses button+</text:p>
      <text:p text:style-name="P2"/>
      <text:p text:style-name="P2"><text:line-break/>*Customer Selection* In this screen you are asked to choose a customer. You can either search for one by using the search field +framed+, choose one of the existing customers associated with the guest +framed+, or create a completely new customer +framed+. You can also choose to create a new invoice address for an already existing customer+framed+. If you've chosen your customer, proceed by clicking on “select customer” +framed+. In case you've chosen to create a new customer you will have to click on “create customer” +framed+ instead.</text:p>
      <text:p text:style-name="P2"><text:soft-page-break/>*Payment* This screen will show you the finalized version of the invoice. If you want to change anything about it, press the “Back” button +framed+. If you want to confirm the invoice, press the “Paid” button + framed+</text:p>
      <text:p text:style-name="P2"/>
      <text:p text:style-name="P2">*Invoice Home*</text:p>
      <text:p text:style-name="P2">You've now returned to the “Invoice Home” screen. If you want to process additional invoices, you can now do so. If you wish to return to the “Home screen”, press on the “home” tab +framed+ in the top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bias Meusburger</meta:initial-creator>
    <meta:creation-date>2012-05-31T15:08:42.14</meta:creation-date>
    <dc:date>2012-05-31T23:53:30.37</dc:date>
    <dc:creator>Tobias Meusburger</dc:creator>
    <meta:editing-duration>PT03H17M23S</meta:editing-duration>
    <meta:editing-cycles>5</meta:editing-cycles>
    <meta:generator>OpenOffice.org/3.2$Win32 OpenOffice.org_project/320m18$Build-9502</meta:generator>
    <meta:document-statistic meta:table-count="0" meta:image-count="0" meta:object-count="0" meta:page-count="2" meta:paragraph-count="11" meta:word-count="746" meta:character-count="4350"/>
  </office:meta>
</office:document-meta>
</file>